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81000000D74D2CB694B1E47C19.jpg" manifest:media-type="image/jpeg"/>
  <manifest:file-entry manifest:full-path="Pictures/1000020100000178000000F6F119594CBEF785DF.png" manifest:media-type="image/png"/>
  <manifest:file-entry manifest:full-path="Pictures/10000201000000A8000000434D0AA21D989A0C2E.tif" manifest:media-type="image/tiff"/>
  <manifest:file-entry manifest:full-path="Pictures/10000201000000C6000000423CFC7A5C968A3783.png" manifest:media-type="image/png"/>
  <manifest:file-entry manifest:full-path="Pictures/1000020100000089000000892B852B9DB8D9A5D4.tif" manifest:media-type="image/tiff"/>
  <manifest:file-entry manifest:full-path="Pictures/100002010000004D0000004D9ED537D2C3D5F565.tif" manifest:media-type="image/tiff"/>
  <manifest:file-entry manifest:full-path="Pictures/100002010000009B000000417C3E1C1F64DFCEBE.tif" manifest:media-type="image/tiff"/>
  <manifest:file-entry manifest:full-path="Pictures/100002010000003600000036CF0C558C72AE9BEF.tif" manifest:media-type="image/tiff"/>
  <manifest:file-entry manifest:full-path="Pictures/10000201000000610000002FC3FDFFB208126C01.png" manifest:media-type="image/png"/>
  <manifest:file-entry manifest:full-path="Pictures/10000000000000EB0000003E81080D5466BC3B50.tif" manifest:media-type="image/tiff"/>
  <manifest:file-entry manifest:full-path="Pictures/1000000000000042000000428B16F45CBA642EA2.jpg" manifest:media-type="image/jpeg"/>
  <manifest:file-entry manifest:full-path="Pictures/100002010000006000000064610EC5DFE4DBE8FF.png" manifest:media-type="image/png"/>
  <manifest:file-entry manifest:full-path="Pictures/100002010000009D00000059F88908AFAC82A1CE.png" manifest:media-type="image/png"/>
  <manifest:file-entry manifest:full-path="Pictures/10000201000000D9000000B5F2DAFD35472FD062.png" manifest:media-type="image/png"/>
  <manifest:file-entry manifest:full-path="Pictures/10000000000000310000003143D8D365BA6A5EBC.jpg" manifest:media-type="image/jpeg"/>
  <manifest:file-entry manifest:full-path="Pictures/10000201000000320000003129BE152C5A2B9575.png" manifest:media-type="image/png"/>
  <manifest:file-entry manifest:full-path="Pictures/1000020100000062000000547B3B39A6C081801C.png" manifest:media-type="image/png"/>
  <manifest:file-entry manifest:full-path="Pictures/10000201000000AE00000034B49E033C497EE47F.tif" manifest:media-type="image/tiff"/>
  <manifest:file-entry manifest:full-path="Pictures/1000000000000063000000691E606EACDF64E5D0.jpg" manifest:media-type="image/jpeg"/>
  <manifest:file-entry manifest:full-path="Pictures/10000201000000B500000080BD2822258E87FD5D.tif" manifest:media-type="image/tiff"/>
  <manifest:file-entry manifest:full-path="Pictures/100002010000002E000000409AA3292A66447431.tif" manifest:media-type="image/tiff"/>
  <manifest:file-entry manifest:full-path="Pictures/100002010000003F0000003F91C906373F4DB16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ibei SC2" svg:font-family="'Weibei SC'" style:font-family-generic="modern" style:font-pitch="fixed"/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eibei SC" svg:font-family="'Weibei SC'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ibei SC1" svg:font-family="'Weibei SC'" style:font-family-generic="modern" style:font-pitch="fixed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solid" svg:stroke-width="0.176cm" svg:stroke-color="#00888a" draw:fill="none" draw:textarea-vertical-align="bottom" draw:auto-grow-height="false" draw:fit-to-size="false" style:shrink-to-fit="false" fo:min-height="3.952cm" fo:min-width="5.09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3" style:family="graphic" style:parent-style-name="standard" style:list-style-name="L1">
      <style:graphic-properties draw:stroke="solid" svg:stroke-width="0.176cm" svg:stroke-color="#00888a" draw:fill="none" draw:textarea-vertical-align="bottom" draw:auto-grow-height="false" draw:fit-to-size="false" style:shrink-to-fit="false" fo:min-height="3.978cm" fo:min-width="9.522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4" style:family="graphic" style:parent-style-name="standard" style:list-style-name="L1">
      <style:graphic-properties draw:stroke="solid" svg:stroke-width="0.176cm" svg:stroke-color="#00888a" draw:fill="none" draw:textarea-vertical-align="bottom" draw:auto-grow-height="false" draw:fit-to-size="false" style:shrink-to-fit="false" fo:min-height="12.651cm" fo:min-width="30.286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5" style:family="graphic" style:parent-style-name="standard" style:list-style-name="L1">
      <style:graphic-properties draw:stroke="solid" svg:stroke-width="0.176cm" svg:stroke-color="#00888a" draw:fill="none" draw:textarea-vertical-align="bottom" draw:auto-grow-height="false" draw:fit-to-size="false" style:shrink-to-fit="false" fo:min-height="12.435cm" fo:min-width="3.711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6" style:family="graphic" style:parent-style-name="Object_20_with_20_no_20_fill_20_and_20_no_20_line">
      <style:graphic-properties draw:stroke="none" svg:stroke-width="0cm" draw:fill="solid" draw:fill-color="#ffffff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solid" svg:stroke-width="0.176cm" svg:stroke-color="#00888a" draw:fill="none" draw:textarea-vertical-align="bottom" draw:auto-grow-height="false" draw:fit-to-size="false" style:shrink-to-fit="false" fo:min-height="3.978cm" fo:min-width="15.869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8" style:family="graphic" style:parent-style-name="standard" style:list-style-name="L1">
      <style:graphic-properties draw:stroke="solid" svg:stroke-width="0.176cm" svg:stroke-color="#00888a" draw:fill="none" draw:textarea-vertical-align="bottom" draw:auto-grow-height="false" draw:fit-to-size="false" style:shrink-to-fit="false" fo:min-height="12.164cm" fo:min-width="6.242cm" fo:padding-top="0.125cm" fo:padding-bottom="0.125cm" fo:padding-left="0.25cm" fo:padding-right="0.25cm" fo:wrap-option="wrap" draw:shadow="hidden" draw:shadow-offset-x="0cm" draw:shadow-offset-y="0.064cm" draw:shadow-color="#000000" draw:shadow-opacity="35%"/>
    </style:style>
    <style:style style:name="gr9" style:family="graphic" style:parent-style-name="standard" style:list-style-name="L2">
      <style:graphic-properties draw:stroke="none" svg:stroke-width="0cm" draw:fill="solid" draw:fill-color="#ffffff" draw:opacity="53%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draw:fill="none" fo:min-height="1.67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color="#00888a" style:font-name="Roboto Slab" fo:font-size="16pt" style:font-size-asian="16pt" style:font-size-complex="16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888a" style:font-name="Roboto Slab" fo:font-size="16pt" style:font-size-asian="16pt" style:font-size-complex="16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color="#00888a" style:font-name="Roboto Slab" fo:font-size="18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color="#00888a" style:font-name="Roboto Slab" fo:font-size="18pt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8" style:family="paragraph">
      <loext:graphic-properties draw:fill="solid" draw:fill-color="#ffffff"/>
      <style:paragraph-properties fo:text-align="start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style:font-name="Roboto Slab" fo:font-size="18pt" fo:hyphenate="false"/>
    </style:style>
    <style:style style:name="P10" style:family="paragraph">
      <loext:graphic-properties draw:fill="solid" draw:fill-color="#ffffff" draw:opacity="53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Roboto Slab" fo:font-size="18pt" fo:hyphenate="false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Roboto Slab" fo:font-size="18pt" fo:hyphenate="false"/>
    </style:style>
    <style:style style:name="P12" style:family="paragraph">
      <style:paragraph-properties fo:text-align="center"/>
      <style:text-properties fo:font-size="12pt"/>
    </style:style>
    <style:style style:name="P13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fo:font-variant="normal" fo:text-transform="none" fo:color="#00888a" style:text-line-through-style="none" style:text-line-through-type="none" style:text-position="0% 100%" style:font-name="Roboto Slab" fo:font-size="16pt" fo:letter-spacing="normal" fo:font-style="normal" style:text-underline-style="none" fo:font-weight="normal" style:font-name-asian="Weibei SC1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00888a" style:text-line-through-style="none" style:text-line-through-type="none" style:text-position="0% 100%" style:font-name="Roboto Slab" fo:font-size="18pt" fo:letter-spacing="normal" fo:font-style="normal" style:text-underline-style="none" fo:font-weight="normal" style:font-name-asian="Weibei SC1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Weibei SC" fo:font-size="18pt" fo:letter-spacing="normal" fo:font-style="normal" style:text-underline-style="none" fo:font-weight="normal" style:font-name-asian="Weibei SC1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 Slab" fo:font-size="16pt" fo:letter-spacing="normal" fo:font-style="normal" style:text-underline-style="none" fo:font-weight="normal" style:font-name-asian="Weibei SC1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 Slab" fo:font-size="16pt" fo:letter-spacing="normal" fo:font-style="normal" style:text-underline-style="none" fo:font-weight="normal" style:font-name-asian="Weibei SC1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888a" style:text-line-through-style="none" style:text-line-through-type="none" style:text-position="0% 100%" style:font-name="Roboto Slab" fo:letter-spacing="normal" fo:font-style="normal" style:text-underline-style="none" fo:font-weight="normal" style:font-name-asian="Weibei SC2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name="Picture 32" draw:style-name="gr1" draw:text-style-name="P1" draw:layer="layout" svg:width="1.358cm" svg:height="1.358cm" svg:x="21.528cm" svg:y="12.882cm">
            <draw:image xlink:href="Pictures/1000000000000042000000428B16F45CBA642EA2.jpg" xlink:type="simple" xlink:show="embed" xlink:actuate="onLoad">
              <text:p/>
            </draw:image>
          </draw:frame>
          <draw:frame draw:name="Picture 39" draw:style-name="gr1" draw:text-style-name="P1" draw:layer="layout" svg:width="1.392cm" svg:height="1.376cm" svg:x="19.239cm" svg:y="12.891cm">
            <draw:image xlink:href="Pictures/10000201000000320000003129BE152C5A2B9575.png" xlink:type="simple" xlink:show="embed" xlink:actuate="onLoad">
              <text:p/>
            </draw:image>
          </draw:frame>
          <draw:frame draw:name="Picture 3" draw:style-name="gr1" draw:text-style-name="P1" draw:layer="layout" svg:width="3.968cm" svg:height="1.054cm" svg:x="19.239cm" svg:y="11.497cm">
            <draw:image xlink:href="Pictures/10000000000000EB0000003E81080D5466BC3B50.tif" xlink:type="simple" xlink:show="embed" xlink:actuate="onLoad">
              <text:p/>
            </draw:image>
          </draw:frame>
          <draw:custom-shape draw:name="Rounded Rectangle 74" draw:style-name="gr2" draw:text-style-name="P3" draw:layer="layout" svg:width="6.044cm" svg:height="4.656cm" svg:x="18.139cm" svg:y="10.925cm">
            <text:p text:style-name="P2"><text:span text:style-name="T1">Behavior Tracking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Picture 17" draw:style-name="gr1" draw:text-style-name="P1" draw:layer="layout" svg:width="3.662cm" svg:height="3.069cm" svg:x="7.887cm" svg:y="11.403cm">
            <draw:image xlink:href="Pictures/10000201000000D9000000B5F2DAFD35472FD062.png" xlink:type="simple" xlink:show="embed" xlink:actuate="onLoad">
              <text:p/>
            </draw:image>
          </draw:frame>
          <draw:frame draw:name="Picture 79" draw:style-name="gr1" draw:text-style-name="P1" draw:layer="layout" svg:width="2.652cm" svg:height="1.501cm" svg:x="14.287cm" svg:y="11.273cm">
            <draw:image xlink:href="Pictures/100002010000009D00000059F88908AFAC82A1CE.png" xlink:type="simple" xlink:show="embed" xlink:actuate="onLoad">
              <text:p/>
            </draw:image>
          </draw:frame>
          <draw:custom-shape draw:name="Rounded Rectangle 80" draw:style-name="gr3" draw:text-style-name="P5" draw:layer="layout" svg:width="10.478cm" svg:height="4.684cm" svg:x="7.195cm" svg:y="11.025cm">
            <text:p text:style-name="P4"><text:span text:style-name="T2">Busine</text:span><text:span text:style-name="T2">ss </text:span><text:span text:style-name="T2">Intellig</text:span><text:span text:style-name="T2">enc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Picture 2" draw:style-name="gr1" draw:text-style-name="P1" draw:layer="layout" svg:width="2.896cm" svg:height="1.419cm" svg:x="14.081cm" svg:y="13.012cm">
            <draw:image xlink:href="Pictures/10000201000000610000002FC3FDFFB208126C01.png" xlink:type="simple" xlink:show="embed" xlink:actuate="onLoad">
              <text:p/>
            </draw:image>
          </draw:frame>
          <draw:frame draw:name="Picture 6" draw:style-name="gr1" draw:text-style-name="P1" draw:layer="layout" svg:width="1.661cm" svg:height="1.415cm" svg:x="11.933cm" svg:y="11.403cm">
            <draw:image xlink:href="Pictures/1000020100000062000000547B3B39A6C081801C.png" xlink:type="simple" xlink:show="embed" xlink:actuate="onLoad">
              <text:p/>
            </draw:image>
          </draw:frame>
          <draw:frame draw:name="Picture 83" draw:style-name="gr1" draw:text-style-name="P1" draw:layer="layout" svg:width="1.635cm" svg:height="1.703cm" svg:x="11.966cm" svg:y="12.942cm">
            <draw:image xlink:href="Pictures/100002010000006000000064610EC5DFE4DBE8FF.png" xlink:type="simple" xlink:show="embed" xlink:actuate="onLoad">
              <text:p/>
            </draw:image>
          </draw:frame>
          <draw:frame draw:name="Picture 59" draw:style-name="gr1" draw:text-style-name="P1" draw:layer="layout" svg:width="1.685cm" svg:height="1.778cm" svg:x="12.717cm" svg:y="16.075cm">
            <draw:image xlink:href="Pictures/1000000000000063000000691E606EACDF64E5D0.jpg" xlink:type="simple" xlink:show="embed" xlink:actuate="onLoad">
              <text:p/>
            </draw:image>
          </draw:frame>
          <draw:custom-shape draw:name="Rounded Rectangle 8" draw:style-name="gr4" draw:text-style-name="P7" draw:layer="layout" svg:width="32.18cm" svg:height="14.295cm" svg:x="0.844cm" svg:y="3.713cm">
            <text:p text:style-name="P6"><text:span text:style-name="T3">可信容器技术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Picture 97" draw:style-name="gr1" draw:text-style-name="P1" draw:layer="layout" svg:width="3.059cm" svg:height="2.17cm" svg:x="19.35cm" svg:y="15.879cm">
            <draw:image xlink:href="Pictures/10000201000000B500000080BD2822258E87FD5D.tif" xlink:type="simple" xlink:show="embed" xlink:actuate="onLoad">
              <text:p/>
            </draw:image>
          </draw:frame>
          <draw:frame draw:name="Picture 44" draw:style-name="gr1" draw:text-style-name="P1" draw:layer="layout" svg:width="2.206cm" svg:height="2.206cm" svg:x="3.227cm" svg:y="7.946cm">
            <draw:image xlink:href="Pictures/100002010000003F0000003F91C906373F4DB166.png" xlink:type="simple" xlink:show="embed" xlink:actuate="onLoad">
              <text:p/>
            </draw:image>
          </draw:frame>
          <draw:frame draw:name="Picture 45" draw:style-name="gr1" draw:text-style-name="P1" draw:layer="layout" svg:width="1.666cm" svg:height="2.306cm" svg:x="3.497cm" svg:y="11.004cm">
            <draw:image xlink:href="Pictures/100002010000002E000000409AA3292A66447431.tif" xlink:type="simple" xlink:show="embed" xlink:actuate="onLoad">
              <text:p/>
            </draw:image>
          </draw:frame>
          <draw:frame draw:name="Picture 46" draw:style-name="gr1" draw:text-style-name="P1" draw:layer="layout" svg:width="2.15cm" svg:height="2.15cm" svg:x="3.255cm" svg:y="4.944cm">
            <draw:image xlink:href="Pictures/10000000000000310000003143D8D365BA6A5EBC.jpg" xlink:type="simple" xlink:show="embed" xlink:actuate="onLoad">
              <text:p/>
            </draw:image>
          </draw:frame>
          <draw:custom-shape draw:name="Rounded Rectangle 93" draw:style-name="gr5" draw:text-style-name="P3" draw:layer="layout" svg:width="4.665cm" svg:height="13.139cm" svg:x="1.954cm" svg:y="4.312cm">
            <text:p text:style-name="P2"><text:span text:style-name="T1">Data </text:span><text:span text:style-name="T1">Backup/</text:span><text:span text:style-name="T1">Recovery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Picture 103" draw:style-name="gr1" draw:text-style-name="P1" draw:layer="layout" svg:width="2.629cm" svg:height="1.097cm" svg:x="3.016cm" svg:y="14.161cm">
            <draw:image xlink:href="Pictures/100002010000009B000000417C3E1C1F64DFCEBE.tif" xlink:type="simple" xlink:show="embed" xlink:actuate="onLoad">
              <text:p/>
            </draw:image>
          </draw:frame>
          <draw:frame draw:name="Picture 36" draw:style-name="gr6" draw:text-style-name="P8" draw:layer="layout" svg:width="2.315cm" svg:height="2.315cm" svg:x="13.849cm" svg:y="5.937cm">
            <draw:image xlink:href="Pictures/100002010000003600000036CF0C558C72AE9BEF.tif" xlink:type="simple" xlink:show="embed" xlink:actuate="onLoad">
              <text:p/>
            </draw:image>
          </draw:frame>
          <draw:frame draw:name="Picture 43" draw:style-name="gr1" draw:text-style-name="P1" draw:layer="layout" svg:width="6.696cm" svg:height="2.014cm" svg:x="16.519cm" svg:y="6.127cm">
            <draw:image xlink:href="Pictures/10000201000000AE00000034B49E033C497EE47F.tif" xlink:type="simple" xlink:show="embed" xlink:actuate="onLoad">
              <text:p/>
            </draw:image>
          </draw:frame>
          <draw:frame draw:name="Picture 48" draw:style-name="gr6" draw:text-style-name="P8" draw:layer="layout" svg:width="2.315cm" svg:height="2.315cm" svg:x="11.349cm" svg:y="5.937cm">
            <draw:image xlink:href="Pictures/100002010000004D0000004D9ED537D2C3D5F565.tif" xlink:type="simple" xlink:show="embed" xlink:actuate="onLoad">
              <text:p/>
            </draw:image>
          </draw:frame>
          <draw:frame draw:name="Picture 56" draw:style-name="gr1" draw:text-style-name="P1" draw:layer="layout" svg:width="2.863cm" svg:height="2.863cm" svg:x="7.887cm" svg:y="6.149cm">
            <draw:image xlink:href="Pictures/1000020100000089000000892B852B9DB8D9A5D4.tif" xlink:type="simple" xlink:show="embed" xlink:actuate="onLoad">
              <text:p/>
            </draw:image>
          </draw:frame>
          <draw:custom-shape draw:name="Rounded Rectangle 88" draw:style-name="gr7" draw:text-style-name="P5" draw:layer="layout" svg:width="16.825cm" svg:height="4.684cm" svg:x="7.195cm" svg:y="4.979cm">
            <text:p text:style-name="P4"><text:span text:style-name="T2">Grou</text:span><text:span text:style-name="T2">pwar</text:span><text:span text:style-name="T2">e and </text:span><text:span text:style-name="T2">Cont</text:span><text:span text:style-name="T2">ent </text:span><text:span text:style-name="T2">Prod</text:span><text:span text:style-name="T2">uctio</text:span><text:span text:style-name="T2">n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Picture 117" draw:style-name="gr1" draw:text-style-name="P1" draw:layer="layout" svg:width="3.349cm" svg:height="1.125cm" svg:x="7.661cm" svg:y="5.425cm">
            <draw:image xlink:href="Pictures/10000201000000C6000000423CFC7A5C968A3783.png" xlink:type="simple" xlink:show="embed" xlink:actuate="onLoad">
              <text:p/>
            </draw:image>
          </draw:frame>
          <draw:frame draw:name="Picture 20" draw:style-name="gr1" draw:text-style-name="P1" draw:layer="layout" svg:width="5.194cm" svg:height="2.077cm" svg:x="25.664cm" svg:y="5.038cm">
            <draw:image xlink:href="Pictures/10000201000000A8000000434D0AA21D989A0C2E.tif" xlink:type="simple" xlink:show="embed" xlink:actuate="onLoad">
              <text:p/>
            </draw:image>
          </draw:frame>
          <draw:frame draw:name="Picture 66" draw:style-name="gr1" draw:text-style-name="P1" draw:layer="layout" svg:width="6.364cm" svg:height="4.168cm" svg:x="25.127cm" svg:y="7.535cm">
            <draw:image xlink:href="Pictures/1000020100000178000000F6F119594CBEF785DF.png" xlink:type="simple" xlink:show="embed" xlink:actuate="onLoad">
              <text:p/>
            </draw:image>
          </draw:frame>
          <draw:custom-shape draw:name="Rounded Rectangle 112" draw:style-name="gr8" draw:text-style-name="P3" draw:layer="layout" svg:width="7.47cm" svg:height="13.142cm" svg:x="24.667cm" svg:y="4.312cm">
            <text:p text:style-name="P2"><text:span text:style-name="T1">Market </text:span><text:span text:style-name="T1">Interfac</text:span><text:span text:style-name="T1">e</text:span></text:p>
  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Picture 2" draw:style-name="gr1" draw:text-style-name="P1" draw:layer="layout" svg:width="6.51cm" svg:height="3.635cm" svg:x="25.139cm" svg:y="12.154cm">
            <draw:image xlink:href="Pictures/1000000000000181000000D74D2CB694B1E47C19.jpg" xlink:type="simple" xlink:show="embed" xlink:actuate="onLoad">
              <text:p/>
            </draw:image>
          </draw:frame>
          <draw:custom-shape draw:name="TextBox 113" draw:style-name="gr9" draw:text-style-name="P10" draw:layer="layout" svg:width="3.911cm" svg:height="1.601cm" svg:x="26.668cm" svg:y="13.434cm">
            <text:p text:style-name="P9"><text:span text:style-name="T4">Digital </text:span><text:span text:style-name="T4">Asset</text:span><text:span text:style-name="T4"><text:line-break/></text:span><text:span text:style-name="T4">Searc</text:span><text:span text:style-name="T4">h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20" draw:style-name="gr10" draw:text-style-name="P11" draw:layer="layout" svg:width="3.509cm" svg:height="2.277cm" svg:x="26.636cm" svg:y="8.551cm">
            <text:p text:style-name="P9"><text:span text:style-name="T5">Distributed</text:span><text:span text:style-name="T5"><text:line-break/></text:span><text:span text:style-name="T5">Asset</text:span><text:span text:style-name="T5"><text:line-break/></text:span><text:span text:style-name="T5">Exchange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11" draw:text-style-name="P13" draw:layer="layout" svg:width="4.514cm" svg:height="1.929cm" svg:x="7.389cm" svg:y="13.121cm">
            <draw:text-box>
              <text:p text:style-name="P12"><text:span text:style-name="T6">Trusted physical channe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ibei SC2" svg:font-family="'Weibei SC'" style:font-family-generic="modern" style:font-pitch="fixed"/>
    <style:font-face style:name="Roboto Slab" svg:font-family="'Roboto Slab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eibei SC" svg:font-family="'Weibei SC'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ibei SC1" svg:font-family="'Weibei SC'" style:font-family-generic="modern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</meta:initial-creator>
    <meta:creation-date>2018-07-13T10:52:47.961267234</meta:creation-date>
    <dc:date>2018-07-13T12:19:52.642287866</dc:date>
    <dc:creator>Alex </dc:creator>
    <meta:editing-duration>PT17M43S</meta:editing-duration>
    <meta:editing-cycles>1</meta:editing-cycles>
    <meta:document-statistic meta:object-count="32"/>
    <meta:generator>LibreOffice/6.0.3.2$Linux_X86_64 LibreOffice_project/00m0$Build-2</meta:generator>
  </office:meta>
</office:document-meta>
</file>